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" svg:font-family="math"/>
    <style:font-face style:name="FreeSans3" svg:font-family="FreeSans" style:font-family-generic="swiss"/>
    <style:font-face style:name="FreeSans2" svg:font-family="FreeSans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Times New Roman1" svg:font-family="'Times New Roman'" style:font-pitch="variable"/>
    <style:font-face style:name="math1" svg:font-family="math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uxi Sans" svg:font-family="'Luxi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DNA_7e_LT_7e_Gliederung_20_1">
      <style:paragraph-properties fo:margin-left="0cm" fo:margin-right="0cm" fo:margin-top="0.245cm" fo:margin-bottom="0cm" loext:contextual-spacing="false" fo:line-height="80%" fo:text-indent="0cm" style:auto-text-indent="false"/>
      <style:text-properties fo:color="#006633" style:font-name="Liberation Sans1" fo:font-size="24pt" style:font-size-asian="24pt"/>
    </style:style>
    <style:style style:name="P2" style:family="paragraph" style:parent-style-name="DNA_7e_LT_7e_Gliederung_20_1">
      <style:paragraph-properties fo:margin-left="0cm" fo:margin-right="0cm" fo:margin-top="0.245cm" fo:margin-bottom="0cm" loext:contextual-spacing="false" fo:line-height="80%" fo:text-indent="0cm" style:auto-text-indent="false" fo:break-before="page"/>
      <style:text-properties fo:color="#006633" style:font-name="Liberation Sans1" fo:font-size="24pt" style:font-size-asian="24pt"/>
    </style:style>
    <style:style style:name="P3" style:family="paragraph" style:parent-style-name="DNA_7e_LT_7e_Gliederung_20_1">
      <style:paragraph-properties fo:margin-left="0cm" fo:margin-right="0cm" fo:margin-top="0.245cm" fo:margin-bottom="0cm" loext:contextual-spacing="false" fo:line-height="80%" fo:text-indent="0cm" style:auto-text-indent="false"/>
      <style:text-properties fo:color="#006633" style:font-name="Liberation Sans1" fo:font-size="24pt" style:font-size-asian="2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000000"/>
      <style:text-properties fo:font-size="14pt" style:font-size-asian="14pt" style:font-size-complex="14pt"/>
    </style:style>
    <style:style style:name="P8" style:family="paragraph">
      <loext:graphic-properties draw:fill="none" draw:fill-color="#000000"/>
    </style:style>
    <style:style style:name="P9" style:family="paragraph">
      <loext:graphic-properties draw:fill="none" draw:fill-color="#ffffff"/>
      <style:paragraph-properties fo:margin-left="0.109cm" fo:margin-right="0cm" fo:margin-top="0cm" fo:margin-bottom="0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font-variant="normal" fo:text-transform="none" fo:color="#ff3333" style:text-outline="false" style:text-line-through-style="none" style:text-line-through-type="none" style:text-position="0% 100%" style:font-name="Times New Roman1" fo:font-size="24pt" fo:font-style="normal" fo:text-shadow="none" style:text-underline-style="none" fo:font-weight="normal" style:font-name-asian="Times New Roman1" style:font-size-asian="24pt" style:font-style-asian="normal" style:font-weight-asian="normal" style:font-name-complex="Times New Roman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/>
      <style:text-properties fo:font-size="12pt"/>
    </style:style>
    <style:style style:name="P11" style:family="paragraph">
      <loext:graphic-properties draw:fill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-33% 58%" fo:font-size="14pt" style:font-size-asian="14pt" style:font-size-complex="14pt"/>
    </style:style>
    <style:style style:name="T3" style:family="text">
      <style:text-properties fo:color="#000000" style:font-name="math" fo:font-size="14pt" style:font-size-asian="14pt" style:font-size-complex="14pt"/>
    </style:style>
    <style:style style:name="gr1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cm" draw:marker-start="Fin_20_de_20_línea_20_1" draw:marker-start-width="0.353cm" draw:marker-end-width="0.353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000000" fo:min-height="0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fill="none" draw:fill-color="#000000" draw:textarea-horizontal-align="justify" draw:textarea-vertical-align="middle" draw:auto-grow-height="false" fo:min-height="0.623cm" fo:min-width="2.2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cm" draw:marker-start="Fin_20_de_20_línea_20_1" draw:marker-start-width="0.353cm" draw:marker-end-width="0.353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draw:fill="none" draw:fill-color="#000000" draw:textarea-horizontal-align="justify" draw:textarea-vertical-align="middle" draw:auto-grow-height="false" fo:min-height="0.623cm" fo:min-width="2.3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tyle:run-through="foreground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000000" fo:min-height="0.596cm" style:run-through="foreground"/>
    </style:style>
    <style:style style:name="gr11" style:family="graphic">
      <style:graphic-properties svg:stroke-width="0cm" draw:marker-start="Fin_20_de_20_línea_20_1" draw:marker-start-width="0.353cm" draw:marker-end-width="0.353cm" draw:textarea-horizontal-align="center" draw:textarea-vertical-align="middle" fo:padding-top="0cm" fo:padding-bottom="0cm" fo:padding-left="0cm" fo:padding-right="0cm" style:run-through="foreground"/>
    </style:style>
    <style:style style:name="gr12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13" style:family="graphic">
      <style:graphic-properties draw:stroke="none" svg:stroke-color="#000000" draw:fill="none" draw:fill-color="#ffffff" fo:min-height="0.688cm" style:run-through="foreground"/>
    </style:style>
    <style:style style:name="gr14" style:family="graphic">
      <style:graphic-properties style:run-through="foreground"/>
    </style:style>
    <style:style style:name="gr15" style:family="graphic">
      <style:graphic-properties draw:stroke="solid" svg:stroke-width="0.044cm" svg:stroke-color="#ff3333" draw:marker-start="" draw:marker-start-width="0.21cm" draw:marker-start-center="false" draw:marker-end="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color="#000000" draw:fill="none" draw:fill-color="#000000" fo:min-height="0.5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7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7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="none" draw:textarea-horizontal-align="justify" draw:textarea-vertical-align="middle" draw:auto-grow-height="false" fo:min-height="0.654cm" fo:min-width="3.6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="none" draw:textarea-horizontal-align="justify" draw:textarea-vertical-align="middle" draw:auto-grow-height="false" fo:min-height="0.423cm" fo:min-width="0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fill="none" draw:textarea-horizontal-align="justify" draw:textarea-vertical-align="middle" draw:auto-grow-height="false" fo:min-height="0.596cm" fo:min-width="2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fo:min-height="0.7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000000" fo:min-height="0.596cm" style:run-through="foreground" style:vertical-pos="from-top" style:vertical-rel="paragraph" style:horizontal-pos="from-left" style:horizontal-rel="paragraph"/>
    </style:style>
    <style:style style:name="gr25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/>
    </style:style>
    <style:style style:name="gr26" style:family="graphic">
      <style:graphic-properties draw:stroke="none" svg:stroke-color="#000000" draw:fill="none" draw:fill-color="#ffffff" fo:min-height="0.688cm" style:run-through="foreground" style:vertical-pos="from-top" style:vertical-rel="paragraph" style:horizontal-pos="from-left" style:horizontal-rel="paragraph"/>
    </style:style>
    <style:style style:name="gr27" style:family="graphic">
      <style:graphic-properties draw:stroke="none" svg:stroke-color="#000000" draw:fill="none" draw:fill-color="#000000" fo:min-height="0.572cm" style:run-through="foreground" style:vertical-pos="from-top" style:vertical-rel="paragraph" style:horizontal-pos="from-left" style:horizontal-rel="paragraph"/>
    </style:style>
    <style:style style:name="gr28" style:family="graphic">
      <style:graphic-properties draw:stroke="none" svg:stroke-color="#000000" draw:fill="none" draw:fill-color="#000000" fo:min-height="0.644cm" style:run-through="foreground" style:vertical-pos="from-top" style:vertical-rel="paragraph" style:horizontal-pos="from-left" style:horizontal-rel="paragraph"/>
    </style:style>
    <style:style style:name="gr29" style:family="graphic">
      <style:graphic-properties draw:stroke="none" svg:stroke-color="#000000" draw:fill="none" draw:fill-color="#ffffff" fo:min-height="0.75cm" style:run-through="foreground"/>
    </style:style>
    <style:style style:name="gr30" style:family="graphic">
      <style:graphic-properties svg:stroke-width="0.051cm" draw:marker-start-width="0.429cm" draw:marker-end-width="0.429cm" draw:textarea-horizontal-align="center" draw:textarea-vertical-align="middle" fo:padding-top="0.025cm" fo:padding-bottom="0.025cm" fo:padding-left="0.025cm" fo:padding-right="0.025cm" style:run-through="foreground"/>
    </style:style>
    <style:style style:name="gr31" style:family="graphic">
      <style:graphic-properties draw:stroke="solid" draw:fill="none" draw:fill-color="#000000" draw:textarea-horizontal-align="justify" draw:textarea-vertical-align="middle" draw:auto-grow-height="false" fo:min-height="0.623cm" fo:min-width="2.551cm" style:run-through="foreground"/>
    </style:style>
    <style:style style:name="gr32" style:family="graphic">
      <style:graphic-properties draw:stroke="none" svg:stroke-color="#000000" draw:fill="none" draw:fill-color="#000000" fo:min-height="0.603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Forma1" draw:style-name="gr1" draw:text-style-name="P4" svg:width="2.648cm" svg:height="0.579cm" svg:x="4.577cm" svg:y="0.344cm"><draw:text-box><text:p><text:span text:style-name="T1">L</text:span><text:span text:style-name="T1">U</text:span><text:span text:style-name="T1">G</text:span><text:span text:style-name="T1">_</text:span><text:span text:style-name="T1">L</text:span><text:span text:style-name="T1">O</text:span><text:span text:style-name="T1">S</text:span><text:span text:style-name="T1">T</text:span><text:span text:style-name="T1"> </text:span></text:p></draw:text-box></draw:frame><draw:frame text:anchor-type="paragraph" draw:z-index="9" draw:name="Forma1" draw:style-name="gr1" draw:text-style-name="P4" svg:width="2.648cm" svg:height="0.579cm" svg:x="4.577cm" svg:y="0.344cm"><draw:text-box><text:p><text:span text:style-name="T1">LUG_LOST </text:span></text:p></draw:text-box></draw:frame><draw:frame text:anchor-type="paragraph" draw:z-index="10" draw:name="Forma1" draw:style-name="gr1" draw:text-style-name="P4" svg:width="2.53cm" svg:height="0.579cm" svg:x="12.151cm" svg:y="0.127cm"><draw:text-box><text:p><text:span text:style-name="T1">PAS_LOST </text:span></text:p></draw:text-box></draw:frame><draw:line text:anchor-type="paragraph" draw:z-index="11" draw:name="Forma2" draw:style-name="gr7" draw:text-style-name="P5" svg:x1="14.832cm" svg:y1="0.448cm" svg:x2="15.845cm" svg:y2="0.448cm"><text:p text:style-name="P5"/></draw:line></text:p>
      <text:p text:style-name="P1"><draw:line text:anchor-type="paragraph" draw:z-index="1" draw:name="Forma2" draw:style-name="gr2" draw:text-style-name="P5" svg:x1="7.224cm" svg:y1="0.159cm" svg:x2="8.237cm" svg:y2="0.159cm"><text:p/></draw:line><draw:line text:anchor-type="paragraph" draw:z-index="2" draw:name="Forma3" draw:style-name="gr3" draw:text-style-name="P6" svg:x1="5.895cm" svg:y1="0.564cm" svg:x2="5.92cm" svg:y2="1.43cm"><text:p/></draw:line><draw:frame text:anchor-type="paragraph" draw:z-index="3" draw:name="Forma1" draw:style-name="gr4" draw:text-style-name="P4" svg:width="5.217cm" svg:height="0.689cm" svg:x="3.328cm" svg:y="1.431cm"><draw:text-box><text:p><text:span text:style-name="T1">π­</text:span><text:span text:style-name="T2">(id_luggage, </text:span><text:span text:style-name="T2">PASSENGER_id_passenger)</text:span></text:p></draw:text-box></draw:frame><draw:frame text:anchor-type="paragraph" draw:z-index="4" draw:name="Forma1" draw:style-name="gr4" draw:text-style-name="P4" svg:width="3.01cm" svg:height="0.689cm" svg:x="4.429cm" svg:y="3.249cm"><draw:text-box><text:p><text:span text:style-name="T1">σ­</text:span><text:span text:style-name="T2">(flight_status=FALSE)</text:span></text:p></draw:text-box></draw:frame><draw:line text:anchor-type="paragraph" draw:z-index="5" draw:name="Forma3" draw:style-name="gr3" draw:text-style-name="P6" svg:x1="5.879cm" svg:y1="2.35cm" svg:x2="5.904cm" svg:y2="3.216cm"><text:p/></draw:line><draw:line text:anchor-type="paragraph" draw:z-index="6" draw:name="Forma3" draw:style-name="gr3" draw:text-style-name="P6" svg:x1="5.895cm" svg:y1="4.085cm" svg:x2="5.92cm" svg:y2="4.951cm"><text:p/></draw:line><draw:frame text:anchor-type="paragraph" draw:z-index="7" draw:name="Forma1" draw:style-name="gr5" draw:text-style-name="P7" svg:width="2.514cm" svg:height="0.572cm" svg:x="4.609cm" svg:y="5.182cm"><draw:text-box><text:p><text:span text:style-name="T1">LUGG</text:span><text:span text:style-name="T1">AGE </text:span></text:p></draw:text-box></draw:frame><draw:custom-shape text:anchor-type="paragraph" draw:z-index="8" draw:name="Forma4" draw:style-name="gr6" draw:text-style-name="P8" svg:width="3.193cm" svg:height="0.877cm" svg:x="4.295cm" svg:y="5.0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2" draw:name="Forma3" draw:style-name="gr3" draw:text-style-name="P6" svg:x1="13.734cm" svg:y1="0.316cm" svg:x2="13.759cm" svg:y2="1.182cm"><text:p/></draw:line><draw:frame text:anchor-type="paragraph" draw:z-index="13" draw:name="Forma1" draw:style-name="gr4" draw:text-style-name="P4" svg:width="2.075cm" svg:height="0.689cm" svg:x="12.654cm" svg:y="1.231cm"><draw:text-box><text:p><text:span text:style-name="T1">π­</text:span><text:span text:style-name="T2">(id_passenger)</text:span></text:p></draw:text-box></draw:frame><draw:line text:anchor-type="paragraph" draw:z-index="14" draw:name="Forma3" draw:style-name="gr3" draw:text-style-name="P6" svg:x1="13.799cm" svg:y1="2.103cm" svg:x2="13.824cm" svg:y2="2.969cm"><text:p/></draw:line><draw:frame text:anchor-type="paragraph" draw:z-index="15" draw:name="Forma1" draw:style-name="gr4" draw:text-style-name="P4" svg:width="3.01cm" svg:height="0.689cm" svg:x="12.317cm" svg:y="3.034cm"><draw:text-box><text:p><text:span text:style-name="T1">σ­</text:span><text:span text:style-name="T2">(flight_status=FALSE)</text:span></text:p></draw:text-box></draw:frame><draw:line text:anchor-type="paragraph" draw:z-index="16" draw:name="Forma3" draw:style-name="gr3" draw:text-style-name="P6" svg:x1="13.864cm" svg:y1="3.805cm" svg:x2="13.889cm" svg:y2="4.671cm"><text:p/></draw:line><draw:custom-shape text:anchor-type="paragraph" draw:z-index="17" draw:name="Forma4" draw:style-name="gr8" draw:text-style-name="P8" svg:width="3.276cm" svg:height="0.877cm" svg:x="12.298cm" svg:y="4.7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8" draw:name="Forma1" draw:style-name="gr5" draw:text-style-name="P7" svg:width="2.862cm" svg:height="0.572cm" svg:x="12.629cm" svg:y="4.886cm"><draw:text-box><text:p><text:span text:style-name="T1">PASSENGER </text:span></text:p></draw:text-box></draw:frame> 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49" draw:name="Forma1" draw:style-name="gr28" draw:text-style-name="P7" svg:width="3.16cm" svg:height="0.645cm" svg:x="11.423cm" svg:y="0.778cm"><draw:text-box><text:p><text:span text:style-name="T1">UNION_LOST</text:span></text:p></draw:text-box></draw:frame><draw:line text:anchor-type="paragraph" draw:z-index="50" draw:name="Forma3" draw:style-name="gr25" draw:text-style-name="P6" svg:x1="12.97cm" svg:y1="1.422cm" svg:x2="12.995cm" svg:y2="2.288cm"><text:p/></draw:line><draw:frame text:anchor-type="paragraph" draw:z-index="40" draw:name="Forma1" draw:style-name="gr24" draw:text-style-name="P7" svg:width="1.687cm" svg:height="0.597cm" svg:x="12.282cm" svg:y="2.395cm"><draw:text-box><text:p><text:span text:style-name="T1">UNION</text:span></text:p></draw:text-box></draw:frame><draw:line text:anchor-type="paragraph" draw:z-index="41" draw:name="Forma6" draw:style-name="gr25" draw:text-style-name="P6" svg:x1="13.009cm" svg:y1="2.992cm" svg:x2="10cm" svg:y2="4.498cm"><text:p/></draw:line><draw:line text:anchor-type="paragraph" draw:z-index="42" draw:name="Forma7" draw:style-name="gr25" draw:text-style-name="P6" svg:x1="16.119cm" svg:y1="4.497cm" svg:x2="13.009cm" svg:y2="2.992cm"><text:p/></draw:line><draw:line text:anchor-type="paragraph" draw:z-index="45" draw:name="Forma3" draw:style-name="gr25" draw:text-style-name="P6" svg:x1="9.861cm" svg:y1="5.304cm" svg:x2="9.886cm" svg:y2="6.17cm"><text:p/></draw:line><draw:frame text:anchor-type="paragraph" draw:z-index="46" draw:name="Forma1" draw:style-name="gr27" draw:text-style-name="P7" svg:width="3.705cm" svg:height="0.572cm" svg:x="7.948cm" svg:y="6.348cm"><draw:text-box><text:p><text:span text:style-name="T1">PAS_LUG_LOST</text:span></text:p></draw:text-box></draw:frame><draw:line text:anchor-type="paragraph" draw:z-index="47" draw:name="Forma3" draw:style-name="gr25" draw:text-style-name="P6" svg:x1="16.226cm" svg:y1="5.255cm" svg:x2="16.251cm" svg:y2="6.121cm"><text:p/></draw:line><draw:frame text:anchor-type="paragraph" draw:z-index="48" draw:name="Forma1" draw:style-name="gr27" draw:text-style-name="P7" svg:width="2.613cm" svg:height="0.572cm" svg:x="15.027cm" svg:y="6.267cm"><draw:text-box><text:p><text:span text:style-name="T1">LUG_LOST</text:span></text:p></draw:text-box></draw:frame></text:p>
      <text:p text:style-name="P1"><draw:g text:anchor-type="paragraph" draw:z-index="19" draw:style-name="gr9"><draw:frame draw:name="Forma1" draw:style-name="gr10" draw:text-style-name="P7" svg:width="3.671cm" svg:height="0.597cm" svg:x="1.799cm" svg:y="0.129cm"><draw:text-box><text:p><text:span text:style-name="T1">PAS_LUG_</text:span><text:span text:style-name="T1">LOST</text:span></text:p></draw:text-box></draw:frame><draw:line draw:name="Forma2" draw:style-name="gr11" draw:text-style-name="P5" svg:x1="5.619cm" svg:y1="0.432cm" svg:x2="6.632cm" svg:y2="0.432cm"><text:p/></draw:line><draw:line draw:name="Forma3" draw:style-name="gr12" draw:text-style-name="P6" svg:x1="3.76cm" svg:y1="0.805cm" svg:x2="3.785cm" svg:y2="1.671cm"><text:p/></draw:line><draw:frame draw:name="Forma1" draw:style-name="gr13" draw:text-style-name="P4" svg:width="5.217cm" svg:height="0.689cm" svg:x="1.166cm" svg:y="1.769cm"><draw:text-box><text:p><text:span text:style-name="T1">π­</text:span><text:span text:style-name="T2">(id_luggage, </text:span><text:span text:style-name="T2">PASSENGER_id_pas</text:span><text:span text:style-name="T2">senger)</text:span></text:p></draw:text-box></draw:frame><draw:line draw:name="Forma3" draw:style-name="gr12" draw:text-style-name="P6" svg:x1="3.777cm" svg:y1="2.573cm" svg:x2="3.802cm" svg:y2="3.439cm"><text:p/></draw:line><draw:frame draw:name="Forma1" draw:style-name="gr13" draw:text-style-name="P4" svg:width="5.809cm" svg:height="0.689cm" svg:x="0.883cm" svg:y="3.5cm"><draw:text-box><text:p><text:span text:style-name="T1">­ <text:s text:c="4"/></text:span><text:span text:style-name="T2">(PASSENGER_id_pa</text:span><text:span text:style-name="T2">ssenger=id_passenger</text:span><text:span text:style-name="T2">)</text:span></text:p></draw:text-box></draw:frame><draw:g draw:name="Forma5" draw:style-name="gr14"><draw:line draw:style-name="gr15" draw:text-style-name="P9" svg:x1="1.002cm" svg:y1="3.838cm" svg:x2="1.005cm" svg:y2="4.187cm"><text:p/></draw:line><draw:line draw:style-name="gr15" draw:text-style-name="P9" svg:x1="1.443cm" svg:y1="3.838cm" svg:x2="1.446cm" svg:y2="4.187cm"><text:p/></draw:line><draw:line draw:style-name="gr15" draw:text-style-name="P9" svg:x1="1.014cm" svg:y1="3.838cm" svg:x2="1.429cm" svg:y2="4.187cm"><text:p/></draw:line><draw:line draw:style-name="gr15" draw:text-style-name="P9" svg:x1="1.452cm" svg:y1="3.838cm" svg:x2="0.989cm" svg:y2="4.187cm"><text:p/></draw:line></draw:g><draw:line draw:name="Forma6" draw:style-name="gr12" draw:text-style-name="P6" svg:x1="3.765cm" svg:y1="4.379cm" svg:x2="2.063cm" svg:y2="5.603cm"><text:p/></draw:line><draw:line draw:name="Forma7" draw:style-name="gr12" draw:text-style-name="P6" svg:x1="5.338cm" svg:y1="5.57cm" svg:x2="3.766cm" svg:y2="4.379cm"><text:p/></draw:line><draw:frame draw:name="Forma1" draw:style-name="gr10" draw:text-style-name="P7" svg:width="2.662cm" svg:height="0.597cm" svg:x="0.707cm" svg:y="5.701cm"><draw:text-box><text:p><text:span text:style-name="T1">LUG_LOST</text:span></text:p></draw:text-box></draw:frame><draw:frame draw:name="Forma1" draw:style-name="gr10" draw:text-style-name="P7" svg:width="2.662cm" svg:height="0.597cm" svg:x="4.08cm" svg:y="5.717cm"><draw:text-box><text:p><text:span text:style-name="T1">PAS_LOST</text:span></text:p></draw:text-box></draw:frame></draw:g><draw:line text:anchor-type="paragraph" draw:z-index="52" draw:name="Forma2" draw:style-name="gr7" draw:text-style-name="P5" svg:x1="14.714cm" svg:y1="0.187cm" svg:x2="15.727cm" svg:y2="0.187cm"><text:p/></draw:line></text:p>
      <text:p text:style-name="P1"/>
      <text:p text:style-name="P1"/>
      <text:p text:style-name="P1"/>
      <text:p text:style-name="P1"><draw:frame text:anchor-type="paragraph" draw:z-index="43" draw:name="Forma1" draw:style-name="gr26" draw:text-style-name="P4" svg:width="1.775cm" svg:height="0.689cm" svg:x="8.987cm" svg:y="0.168cm"><draw:text-box><text:p><text:span text:style-name="T1">π­</text:span><text:span text:style-name="T2">(id_luggage)</text:span></text:p></draw:text-box></draw:frame><draw:frame text:anchor-type="paragraph" draw:z-index="44" draw:name="Forma1" draw:style-name="gr26" draw:text-style-name="P4" svg:width="1.791cm" svg:height="0.689cm" svg:x="15.21cm" svg:y="0.166cm"><draw:text-box><text:p><text:span text:style-name="T1">π</text:span><text:span text:style-name="T1">­</text:span><text:span text:style-name="T2">(</text:span><text:span text:style-name="T2">i</text:span><text:span text:style-name="T2">d</text:span><text:span text:style-name="T2">_</text:span><text:span text:style-name="T2">l</text:span><text:span text:style-name="T2">u</text:span><text:span text:style-name="T2">g</text:span><text:span text:style-name="T2">g</text:span><text:span text:style-name="T2">a</text:span><text:span text:style-name="T2">g</text:span><text:span text:style-name="T2">e</text:span><text:span text:style-name="T2">)</text:span></text:p></draw:text-box></draw:frame></text:p>
      <text:p text:style-name="P1"/>
      <text:p text:style-name="P1"/>
      <text:p text:style-name="P1"/>
      <text:p text:style-name="P1"><draw:g text:anchor-type="paragraph" draw:z-index="51" draw:style-name="gr9"><draw:frame draw:name="Forma1" draw:style-name="gr29" draw:text-style-name="P4" svg:width="2.927cm" svg:height="0.75cm" svg:x="6.842cm" svg:y="0.818cm"><draw:text-box><text:p><text:span text:style-name="T3">ℱ</text:span><text:span text:style-name="T2">­</text:span><text:span text:style-name="T2">COUNT(id_luggage)</text:span></text:p></draw:text-box></draw:frame><draw:line draw:name="Forma5" draw:style-name="gr30" draw:text-style-name="P6" svg:x1="8.297cm" svg:y1="1.767cm" svg:x2="8.297cm" svg:y2="2.46cm"><text:p/></draw:line><draw:custom-shape draw:name="Forma4" draw:style-name="gr31" draw:text-style-name="P8" svg:width="3.606cm" svg:height="0.877cm" svg:x="6.477cm" svg:y="2.46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Forma1" draw:style-name="gr32" draw:text-style-name="P7" svg:width="3.144cm" svg:height="0.604cm" svg:x="6.724cm" svg:y="2.601cm"><draw:text-box><text:p><text:span text:style-name="T1">UNION_LO</text:span><text:span text:style-name="T1">ST </text:span>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text:anchor-type="paragraph" draw:z-index="20" draw:name="Forma1" draw:style-name="gr16" draw:text-style-name="P7" svg:width="0.629cm" svg:height="0.597cm" svg:x="2.891cm" svg:y="0.536cm"><draw:text-box><text:p><text:span text:style-name="T1">R1</text:span></text:p></draw:text-box></draw:frame><draw:line text:anchor-type="paragraph" draw:z-index="21" draw:name="Forma8" draw:style-name="gr3" draw:text-style-name="P6" svg:x1="3.203cm" svg:y1="1.214cm" svg:x2="3.203cm" svg:y2="1.793cm"><text:p/></draw:line><draw:frame text:anchor-type="paragraph" draw:z-index="22" draw:name="Forma1" draw:style-name="gr17" draw:text-style-name="P4" svg:width="4.686cm" svg:height="0.752cm" svg:x="0.884cm" svg:y="1.852cm"><draw:text-box><text:p><text:span text:style-name="T1">π</text:span><text:span text:style-name="T1">­</text:span><text:span text:style-name="T2">(</text:span><text:span text:style-name="T2">F</text:span><text:span text:style-name="T2">L</text:span><text:span text:style-name="T2">I</text:span><text:span text:style-name="T2">G</text:span><text:span text:style-name="T2">H</text:span><text:span text:style-name="T2">T</text:span><text:span text:style-name="T2">_</text:span><text:span text:style-name="T2">T</text:span><text:span text:style-name="T2">I</text:span><text:span text:style-name="T2">C</text:span><text:span text:style-name="T2">K</text:span><text:span text:style-name="T2">E</text:span><text:span text:style-name="T2">T</text:span><text:span text:style-name="T2">_</text:span><text:span text:style-name="T2">i</text:span><text:span text:style-name="T2">d</text:span><text:span text:style-name="T2">_</text:span><text:span text:style-name="T2">f</text:span><text:span text:style-name="T2">l</text:span><text:span text:style-name="T2">i</text:span><text:span text:style-name="T2">g</text:span><text:span text:style-name="T2">h</text:span><text:span text:style-name="T2">t</text:span><text:span text:style-name="T2">_</text:span><text:span text:style-name="T2">t</text:span><text:span text:style-name="T2">i</text:span><text:span text:style-name="T2">c</text:span><text:span text:style-name="T2">k</text:span><text:span text:style-name="T2">e</text:span><text:span text:style-name="T2">t</text:span><text:span text:style-name="T2">)</text:span></text:p></draw:text-box></draw:frame><draw:line text:anchor-type="paragraph" draw:z-index="23" draw:name="Forma8" draw:style-name="gr3" draw:text-style-name="P6" svg:x1="3.171cm" svg:y1="2.604cm" svg:x2="3.171cm" svg:y2="3.183cm"><text:p/></draw:line><draw:frame text:anchor-type="paragraph" draw:z-index="24" draw:name="Forma1" draw:style-name="gr18" draw:text-style-name="P4" svg:width="4.102cm" svg:height="0.784cm" svg:x="1.122cm" svg:y="3.226cm"><draw:text-box><text:p><text:span text:style-name="T1">σ­</text:span><text:span text:style-name="T2">(status_corresponden</text:span><text:span text:style-name="T2">ce=FALSE)</text:span></text:p></draw:text-box></draw:frame><draw:line text:anchor-type="paragraph" draw:z-index="25" draw:name="Forma8" draw:style-name="gr3" draw:text-style-name="P6" svg:x1="3.138cm" svg:y1="4.009cm" svg:x2="3.138cm" svg:y2="4.588cm"><text:p/></draw:line><draw:frame text:anchor-type="paragraph" draw:z-index="26" draw:name="Forma1" draw:style-name="gr5" draw:text-style-name="P7" svg:width="4.663cm" svg:height="0.572cm" svg:x="0.873cm" svg:y="4.766cm"><draw:text-box><text:p><text:span text:style-name="T1">CORRESPOND</text:span><text:span text:style-name="T1">ENCE</text:span></text:p></draw:text-box></draw:frame><draw:custom-shape text:anchor-type="paragraph" draw:z-index="27" draw:name="Forma9" draw:style-name="gr19" draw:text-style-name="P10" svg:width="5.178cm" svg:height="0.927cm" svg:x="0.607cm" svg:y="4.6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8" draw:name="Forma1" draw:style-name="gr20" draw:text-style-name="P4" svg:width="5.723cm" svg:height="0.75cm" svg:x="8.281cm" svg:y="0.399cm"><draw:text-box><text:p><text:span text:style-name="T3">ℱ</text:span><text:span text:style-name="T2">­</text:span><text:span text:style-name="T2">C</text:span><text:span text:style-name="T2">O</text:span><text:span text:style-name="T2">U</text:span><text:span text:style-name="T2">N</text:span><text:span text:style-name="T2">T</text:span><text:span text:style-name="T2">(</text:span><text:span text:style-name="T2">F</text:span><text:span text:style-name="T2">L</text:span><text:span text:style-name="T2">I</text:span><text:span text:style-name="T2">G</text:span><text:span text:style-name="T2">H</text:span><text:span text:style-name="T2">T</text:span><text:span text:style-name="T2">_</text:span><text:span text:style-name="T2">T</text:span><text:span text:style-name="T2">I</text:span><text:span text:style-name="T2">C</text:span><text:span text:style-name="T2">K</text:span><text:span text:style-name="T2">E</text:span><text:span text:style-name="T2">T</text:span><text:span text:style-name="T2">_</text:span><text:span text:style-name="T2">i</text:span><text:span text:style-name="T2">d</text:span><text:span text:style-name="T2">_</text:span><text:span text:style-name="T2">f</text:span><text:span text:style-name="T2">l</text:span><text:span text:style-name="T2">i</text:span><text:span text:style-name="T2">g</text:span><text:span text:style-name="T2">h</text:span><text:span text:style-name="T2">t</text:span><text:span text:style-name="T2">_</text:span><text:span text:style-name="T2">t</text:span><text:span text:style-name="T2">i</text:span><text:span text:style-name="T2">c</text:span><text:span text:style-name="T2">k</text:span><text:span text:style-name="T2">e</text:span><text:span text:style-name="T2">t</text:span><text:span text:style-name="T2">)</text:span></text:p></draw:text-box></draw:frame><draw:line text:anchor-type="paragraph" draw:z-index="29" draw:name="Forma8" draw:style-name="gr3" draw:text-style-name="P6" svg:x1="11.075cm" svg:y1="1.231cm" svg:x2="11.075cm" svg:y2="1.81cm"><text:p/></draw:line><draw:frame text:anchor-type="paragraph" draw:z-index="30" draw:name="Forma1" draw:style-name="gr16" draw:text-style-name="P7" svg:width="0.629cm" svg:height="0.597cm" svg:x="10.813cm" svg:y="1.827cm"><draw:text-box><text:p><text:span text:style-name="T1">R1</text:span></text:p></draw:text-box></draw:frame><draw:custom-shape text:anchor-type="paragraph" draw:z-index="31" draw:name="Forma10" draw:style-name="gr21" draw:text-style-name="P11" svg:width="0.959cm" svg:height="0.597cm" svg:x="10.58cm" svg:y="1.8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2" draw:name="Forma1" draw:style-name="gr17" draw:text-style-name="P4" svg:width="4.569cm" svg:height="0.752cm" svg:x="3.314cm" svg:y="6.581cm"><draw:text-box><text:p><text:span text:style-name="T1">π</text:span><text:span text:style-name="T1">­</text:span><text:span text:style-name="T2">(</text:span><text:span text:style-name="T2">i</text:span><text:span text:style-name="T2">d</text:span><text:span text:style-name="T2">_</text:span><text:span text:style-name="T2">e</text:span><text:span text:style-name="T2">m</text:span><text:span text:style-name="T2">p</text:span><text:span text:style-name="T2">l</text:span><text:span text:style-name="T2">o</text:span><text:span text:style-name="T2">y</text:span><text:span text:style-name="T2">e</text:span><text:span text:style-name="T2">e</text:span><text:span text:style-name="T2">,</text:span><text:span text:style-name="T2"> </text:span><text:span text:style-name="T2">A</text:span><text:span text:style-name="T2">I</text:span><text:span text:style-name="T2">R</text:span><text:span text:style-name="T2">P</text:span><text:span text:style-name="T2">O</text:span><text:span text:style-name="T2">R</text:span><text:span text:style-name="T2">T</text:span><text:span text:style-name="T2">_</text:span><text:span text:style-name="T2">i</text:span><text:span text:style-name="T2">d</text:span><text:span text:style-name="T2">_</text:span><text:span text:style-name="T2">a</text:span><text:span text:style-name="T2">i</text:span><text:span text:style-name="T2">r</text:span><text:span text:style-name="T2">p</text:span><text:span text:style-name="T2">o</text:span><text:span text:style-name="T2">r</text:span><text:span text:style-name="T2">t</text:span><text:span text:style-name="T2">)</text:span></text:p></draw:text-box></draw:frame><draw:line text:anchor-type="paragraph" draw:z-index="33" draw:name="Forma8" draw:style-name="gr3" draw:text-style-name="P6" svg:x1="5.42cm" svg:y1="7.332cm" svg:x2="5.42cm" svg:y2="7.911cm"><text:p/></draw:line><draw:frame text:anchor-type="paragraph" draw:z-index="34" draw:name="Forma1" draw:style-name="gr5" draw:text-style-name="P7" svg:width="2.728cm" svg:height="0.572cm" svg:x="4.068cm" svg:y="8.024cm"><draw:text-box><text:p><text:span text:style-name="T1">E</text:span><text:span text:style-name="T1">M</text:span><text:span text:style-name="T1">P</text:span><text:span text:style-name="T1">L</text:span><text:span text:style-name="T1">O</text:span><text:span text:style-name="T1">Y</text:span><text:span text:style-name="T1">E</text:span><text:span text:style-name="T1">E</text:span></text:p></draw:text-box></draw:frame><draw:custom-shape text:anchor-type="paragraph" draw:z-index="35" draw:name="Forma11" draw:style-name="gr22" draw:text-style-name="P11" svg:width="3.259cm" svg:height="0.844cm" svg:x="3.764cm" svg:y="7.9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36" draw:name="Forma1" draw:style-name="gr23" draw:text-style-name="P4" svg:width="6.555cm" svg:height="0.726cm" svg:x="3.38cm" svg:y="0.321cm"><draw:text-box><text:p><text:span text:style-name="T1">π­</text:span><text:span text:style-name="T2">(id_employee, </text:span><text:span text:style-name="T2">AIRPORT_id_airport</text:span><text:span text:style-name="T2">, hours_per_week)</text:span></text:p></draw:text-box></draw:frame></text:p>
      <text:p text:style-name="P1"><draw:line text:anchor-type="paragraph" draw:z-index="37" draw:name="Forma8" draw:style-name="gr3" draw:text-style-name="P6" svg:x1="6.645cm" svg:y1="0.18cm" svg:x2="6.645cm" svg:y2="0.759cm"><text:p/></draw:line><draw:custom-shape text:anchor-type="paragraph" draw:z-index="39" draw:name="Forma11" draw:style-name="gr22" draw:text-style-name="P11" svg:width="3.259cm" svg:height="0.844cm" svg:x="4.988cm" svg:y="0.7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frame text:anchor-type="paragraph" draw:z-index="38" draw:name="Forma1" draw:style-name="gr5" draw:text-style-name="P7" svg:width="2.728cm" svg:height="0.572cm" svg:x="5.274cm" svg:y="0.058cm"><draw:text-box><text:p><text:span text:style-name="T1">EMPLOYE</text:span><text:span text:style-name="T1">E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" svg:font-family="math"/>
    <style:font-face style:name="FreeSans3" svg:font-family="FreeSans" style:font-family-generic="swiss"/>
    <style:font-face style:name="FreeSans2" svg:font-family="FreeSans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Times New Roman1" svg:font-family="'Times New Roman'" style:font-pitch="variable"/>
    <style:font-face style:name="math1" svg:font-family="math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uxi Sans" svg:font-family="'Luxi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3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3" style:font-family-complex="FreeSans" style:font-family-generic-complex="swiss"/>
    </style:style>
    <style:style style:name="Predeterminado" style:family="paragraph" style:default-outline-level="">
      <style:paragraph-properties fo:margin-left="0.109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xi Sans" style:font-family-asian="'Luxi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o_20_con_20_punta_20_de_20_flecha" style:display-name="Objeto con punta de flecha" style:family="paragraph" style:parent-style-name="Predeterminado" style:default-outline-level="">
      <style:paragraph-properties fo:margin-left="0.109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con_20_sombra" style:display-name="Objeto con sombra" style:family="paragraph" style:parent-style-name="Predeterminado" style:default-outline-level="">
      <style:paragraph-properties fo:margin-left="0.109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left="0.109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left="0.109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Predeterminado" style:default-outline-level="">
      <style:paragraph-properties fo:margin-left="0.109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.6cm" style:auto-text-indent="false" style:writing-mode="lr-tb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ítulo1" style:family="paragraph" style:parent-style-name="Predeterminado" style:default-outline-level="">
      <style:paragraph-properties fo:margin-left="0.109cm" fo:margin-right="0cm" fo:margin-top="0cm" fo:margin-bottom="0cm" loext:contextual-spacing="false" style:line-height-at-least="0.353cm" fo:text-align="center" style:justify-single-word="false" fo:text-indent="0cm" style:auto-text-indent="false" style:writing-mode="lr-tb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ítulo2" style:family="paragraph" style:parent-style-name="Predeterminad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 style:writing-mode="lr-tb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Encabezado1" style:family="paragraph" style:parent-style-name="Predeterminado" style:default-outline-level="">
      <style:paragraph-properties fo:margin-left="0.109cm" fo:margin-right="0cm" fo:margin-top="0.42cm" fo:margin-bottom="0.21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Encabezado2" style:family="paragraph" style:parent-style-name="Predeterminado" style:default-outline-level="">
      <style:paragraph-properties fo:margin-left="0.109cm" fo:margin-right="0cm" fo:margin-top="0.42cm" fo:margin-bottom="0.21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left="0.109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245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1.476cm"/>
          <style:tab-stop style:position="4.016cm"/>
          <style:tab-stop style:position="6.556cm"/>
          <style:tab-stop style:position="9.096cm"/>
          <style:tab-stop style:position="11.636cm"/>
          <style:tab-stop style:position="14.176cm"/>
          <style:tab-stop style:position="16.716cm"/>
          <style:tab-stop style:position="19.256cm"/>
          <style:tab-stop style:position="21.796cm"/>
          <style:tab-stop style:position="24.336cm"/>
          <style:tab-stop style:position="26.876cm"/>
        </style:tab-stops>
      </style:paragraph-properties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1pt 1pt" style:text-underline-style="none" fo:font-weight="normal" style:font-name-asian="Luxi Sans" style:font-family-asian="'Luxi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245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.365cm"/>
          <style:tab-stop style:position="2.905cm"/>
          <style:tab-stop style:position="5.445cm"/>
          <style:tab-stop style:position="7.985cm"/>
          <style:tab-stop style:position="10.525cm"/>
          <style:tab-stop style:position="13.065cm"/>
          <style:tab-stop style:position="15.605cm"/>
          <style:tab-stop style:position="18.145cm"/>
          <style:tab-stop style:position="20.685cm"/>
          <style:tab-stop style:position="23.225cm"/>
          <style:tab-stop style:position="25.765cm"/>
        </style:tab-stops>
      </style:paragraph-properties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1pt 1pt" style:text-underline-style="none" fo:font-weight="normal" style:font-size-asian="32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245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</style:tab-stops>
      </style:paragraph-properties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1pt 1pt" style:text-underline-style="none" fo:font-weight="normal" style:font-size-asian="32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245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.524cm"/>
          <style:tab-stop style:position="3.064cm"/>
          <style:tab-stop style:position="5.604cm"/>
          <style:tab-stop style:position="8.144cm"/>
          <style:tab-stop style:position="10.684cm"/>
          <style:tab-stop style:position="13.224cm"/>
          <style:tab-stop style:position="15.764cm"/>
          <style:tab-stop style:position="18.304cm"/>
          <style:tab-stop style:position="20.844cm"/>
          <style:tab-stop style:position="23.384cm"/>
        </style:tab-stops>
      </style:paragraph-properties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1pt 1pt" style:text-underline-style="none" fo:font-weight="normal" style:font-size-asian="32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245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</style:tab-stops>
      </style:paragraph-properties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1pt 1pt" style:text-underline-style="none" fo:font-weight="normal" style:font-size-asian="32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245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</style:tab-stops>
      </style:paragraph-properties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1pt 1pt" style:text-underline-style="none" fo:font-weight="normal" style:font-size-asian="32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245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</style:tab-stops>
      </style:paragraph-properties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1pt 1pt" style:text-underline-style="none" fo:font-weight="normal" style:font-size-asian="32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245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</style:tab-stops>
      </style:paragraph-properties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1pt 1pt" style:text-underline-style="none" fo:font-weight="normal" style:font-size-asian="32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245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</style:tab-stops>
      </style:paragraph-properties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1pt 1pt" style:text-underline-style="none" fo:font-weight="normal" style:font-size-asian="32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.115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425cm"/>
          <style:tab-stop style:position="4.965cm"/>
          <style:tab-stop style:position="7.505cm"/>
          <style:tab-stop style:position="10.045cm"/>
          <style:tab-stop style:position="12.585cm"/>
          <style:tab-stop style:position="15.125cm"/>
          <style:tab-stop style:position="17.665cm"/>
          <style:tab-stop style:position="20.205cm"/>
          <style:tab-stop style:position="22.745cm"/>
          <style:tab-stop style:position="25.285cm"/>
          <style:tab-stop style:position="27.825cm"/>
        </style:tab-stops>
      </style:paragraph-properties>
      <style:text-properties fo:color="#00fdff" style:text-outline="false" style:text-line-through-style="none" style:text-line-through-type="none" style:font-name="Times New Roman" fo:font-family="'Times New Roman'" style:font-family-generic="roman" style:font-pitch="variable" fo:font-size="44pt" fo:font-style="normal" fo:text-shadow="none" style:text-underline-style="none" fo:font-weight="normal" style:font-name-asian="Luxi Sans" style:font-family-asian="'Luxi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margin-top="0.245cm" fo:margin-bottom="0cm" loext:contextual-spacing="false" style:line-height-at-least="0.353cm" fo:text-align="center" style:justify-single-word="false" fo:orphans="2" fo:widows="2" fo:text-indent="0.109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1pt 1pt" style:text-underline-style="none" fo:font-weight="normal" style:font-name-asian="Luxi Sans" style:font-family-asian="'Luxi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623cm"/>
          <style:tab-stop style:position="3.246cm"/>
          <style:tab-stop style:position="4.868cm"/>
          <style:tab-stop style:position="6.491cm"/>
          <style:tab-stop style:position="8.112cm"/>
          <style:tab-stop style:position="9.737cm"/>
          <style:tab-stop style:position="11.359cm"/>
          <style:tab-stop style:position="12.982cm"/>
          <style:tab-stop style:position="14.605cm"/>
          <style:tab-stop style:position="16.228cm"/>
          <style:tab-stop style:position="17.851cm"/>
          <style:tab-stop style:position="19.473cm"/>
          <style:tab-stop style:position="21.096cm"/>
          <style:tab-stop style:position="22.717cm"/>
          <style:tab-stop style:position="24.342cm"/>
          <style:tab-stop style:position="25.964cm"/>
          <style:tab-stop style:position="27.587cm"/>
          <style:tab-stop style:position="29.21cm"/>
        </style:tab-stops>
      </style:paragraph-properties>
      <style:text-properties fo:color="#000000" style:text-outline="false" style:text-line-through-style="none" style:text-line-through-type="none" style:font-name="Lucida Grande" fo:font-family="'Lucida Grande'" style:font-family-generic="roman" style:font-pitch="variable" fo:font-size="22pt" fo:font-style="normal" fo:text-shadow="none" style:text-underline-style="none" fo:font-weight="normal" style:font-name-asian="Luxi Sans" style:font-family-asian="'Luxi Sans'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.109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ffffff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xi Sans" style:font-family-asian="'Luxi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Luxi Sans" style:font-family-asian="'Luxi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Luxi Sans" style:font-family-asian="'Luxi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Luxi Sans" style:font-family-asian="'Luxi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Luxi Sans" style:font-family-asian="'Luxi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5pt" fo:font-style="normal" fo:text-shadow="none" style:text-underline-style="none" fo:font-weight="normal" style:letter-kerning="true" style:font-name-asian="Luxi Sans" style:font-family-asian="'Luxi Sans'" style:font-family-generic-asian="system" style:font-pitch-asian="variable" style:font-size-asian="2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left="0cm" fo:margin-right="0cm" fo:margin-top="0cm" fo:margin-bottom="0.452cm" loext:contextual-spacing="false" fo:text-align="start" style:justify-single-word="false" fo:orphans="2" fo:widows="2" fo:text-indent="0cm" style:auto-text-indent="false" style:writing-mode="lr-tb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Luxi Sans" style:font-family-asian="'Luxi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left="0cm" fo:margin-right="0cm" fo:margin-top="0cm" fo:margin-bottom="0.362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left="0cm" fo:margin-right="0cm" fo:margin-top="0cm" fo:margin-bottom="0.27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left="0cm" fo:margin-right="0cm" fo:margin-top="0cm" fo:margin-bottom="0.178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left="0cm" fo:margin-right="0cm" fo:margin-top="0cm" fo:margin-bottom="0.088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left="0cm" fo:margin-right="0cm" fo:margin-top="0cm" fo:margin-bottom="0.088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left="0cm" fo:margin-right="0cm" fo:margin-top="0cm" fo:margin-bottom="0.088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left="0cm" fo:margin-right="0cm" fo:margin-top="0cm" fo:margin-bottom="0.088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left="0cm" fo:margin-right="0cm" fo:margin-top="0cm" fo:margin-bottom="0.088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Predeterminado" style:default-outline-level="">
      <style:paragraph-properties fo:margin-left="0.109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cm" fo:margin-right="0cm" fo:margin-top="0.245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1.476cm"/>
          <style:tab-stop style:position="4.016cm"/>
          <style:tab-stop style:position="6.556cm"/>
          <style:tab-stop style:position="9.096cm"/>
          <style:tab-stop style:position="11.636cm"/>
          <style:tab-stop style:position="14.176cm"/>
          <style:tab-stop style:position="16.716cm"/>
          <style:tab-stop style:position="19.256cm"/>
          <style:tab-stop style:position="21.796cm"/>
          <style:tab-stop style:position="24.336cm"/>
          <style:tab-stop style:position="26.876cm"/>
        </style:tab-stops>
      </style:paragraph-properties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1pt 1pt" style:text-underline-style="none" fo:font-weight="normal" style:letter-kerning="true" style:font-name-asian="Luxi Sans" style:font-family-asian="'Luxi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cm" fo:margin-right="0cm" fo:margin-top="0.245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.365cm"/>
          <style:tab-stop style:position="2.905cm"/>
          <style:tab-stop style:position="5.445cm"/>
          <style:tab-stop style:position="7.985cm"/>
          <style:tab-stop style:position="10.525cm"/>
          <style:tab-stop style:position="13.065cm"/>
          <style:tab-stop style:position="15.605cm"/>
          <style:tab-stop style:position="18.145cm"/>
          <style:tab-stop style:position="20.685cm"/>
          <style:tab-stop style:position="23.225cm"/>
          <style:tab-stop style:position="25.765cm"/>
        </style:tab-stops>
      </style:paragraph-properties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1pt 1pt" style:text-underline-style="none" fo:font-weight="normal" style:letter-kerning="true" style:font-size-asian="32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0cm" fo:margin-right="0cm" fo:margin-top="0.245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</style:tab-stops>
      </style:paragraph-properties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1pt 1pt" style:text-underline-style="none" fo:font-weight="normal" style:letter-kerning="true" style:font-size-asian="32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0cm" fo:margin-right="0cm" fo:margin-top="0.245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.524cm"/>
          <style:tab-stop style:position="3.064cm"/>
          <style:tab-stop style:position="5.604cm"/>
          <style:tab-stop style:position="8.144cm"/>
          <style:tab-stop style:position="10.684cm"/>
          <style:tab-stop style:position="13.224cm"/>
          <style:tab-stop style:position="15.764cm"/>
          <style:tab-stop style:position="18.304cm"/>
          <style:tab-stop style:position="20.844cm"/>
          <style:tab-stop style:position="23.384cm"/>
        </style:tab-stops>
      </style:paragraph-properties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1pt 1pt" style:text-underline-style="none" fo:font-weight="normal" style:letter-kerning="true" style:font-size-asian="32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0cm" fo:margin-right="0cm" fo:margin-top="0.245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</style:tab-stops>
      </style:paragraph-properties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1pt 1pt" style:text-underline-style="none" fo:font-weight="normal" style:letter-kerning="true" style:font-size-asian="32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0cm" fo:margin-right="0cm" fo:margin-top="0.245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</style:tab-stops>
      </style:paragraph-properties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1pt 1pt" style:text-underline-style="none" fo:font-weight="normal" style:letter-kerning="true" style:font-size-asian="32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0cm" fo:margin-right="0cm" fo:margin-top="0.245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</style:tab-stops>
      </style:paragraph-properties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1pt 1pt" style:text-underline-style="none" fo:font-weight="normal" style:letter-kerning="true" style:font-size-asian="32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0cm" fo:margin-right="0cm" fo:margin-top="0.245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</style:tab-stops>
      </style:paragraph-properties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1pt 1pt" style:text-underline-style="none" fo:font-weight="normal" style:letter-kerning="true" style:font-size-asian="32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0cm" fo:margin-right="0cm" fo:margin-top="0.245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</style:tab-stops>
      </style:paragraph-properties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1pt 1pt" style:text-underline-style="none" fo:font-weight="normal" style:letter-kerning="true" style:font-size-asian="32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.115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425cm"/>
          <style:tab-stop style:position="4.965cm"/>
          <style:tab-stop style:position="7.505cm"/>
          <style:tab-stop style:position="10.045cm"/>
          <style:tab-stop style:position="12.585cm"/>
          <style:tab-stop style:position="15.125cm"/>
          <style:tab-stop style:position="17.665cm"/>
          <style:tab-stop style:position="20.205cm"/>
          <style:tab-stop style:position="22.745cm"/>
          <style:tab-stop style:position="25.285cm"/>
          <style:tab-stop style:position="27.825cm"/>
        </style:tab-stops>
      </style:paragraph-properties>
      <style:text-properties fo:color="#00fdff" style:text-outline="false" style:text-line-through-style="none" style:text-line-through-type="none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Luxi Sans" style:font-family-asian="'Luxi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cm" fo:margin-right="0cm" fo:margin-top="0.245cm" fo:margin-bottom="0cm" loext:contextual-spacing="false" style:line-height-at-least="0.353cm" fo:text-align="center" style:justify-single-word="false" fo:orphans="2" fo:widows="2" fo:text-indent="0.109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1pt 1pt" style:text-underline-style="none" fo:font-weight="normal" style:letter-kerning="true" style:font-name-asian="Luxi Sans" style:font-family-asian="'Luxi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623cm"/>
          <style:tab-stop style:position="3.246cm"/>
          <style:tab-stop style:position="4.868cm"/>
          <style:tab-stop style:position="6.491cm"/>
          <style:tab-stop style:position="8.112cm"/>
          <style:tab-stop style:position="9.737cm"/>
          <style:tab-stop style:position="11.359cm"/>
          <style:tab-stop style:position="12.982cm"/>
          <style:tab-stop style:position="14.605cm"/>
          <style:tab-stop style:position="16.228cm"/>
          <style:tab-stop style:position="17.851cm"/>
          <style:tab-stop style:position="19.473cm"/>
          <style:tab-stop style:position="21.096cm"/>
          <style:tab-stop style:position="22.717cm"/>
          <style:tab-stop style:position="24.342cm"/>
          <style:tab-stop style:position="25.964cm"/>
          <style:tab-stop style:position="27.587cm"/>
          <style:tab-stop style:position="29.21cm"/>
        </style:tab-stops>
      </style:paragraph-properties>
      <style:text-properties fo:color="#000000" style:text-outline="false" style:text-line-through-style="none" style:text-line-through-type="none" style:font-name="Lucida Grande" fo:font-family="'Lucida Grande'" style:font-family-generic="roman" style:font-pitch="variable" fo:font-size="22pt" fo:font-style="normal" fo:text-shadow="none" style:text-underline-style="none" fo:font-weight="normal" style:letter-kerning="true" style:font-name-asian="Luxi Sans" style:font-family-asian="'Luxi Sans'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Luxi Sans" style:font-family-asian="'Luxi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Luxi Sans" style:font-family-asian="'Luxi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NA_7e_LT_7e_Gliederung_20_1" style:display-name="DNA~LT~Gliederung 1" style:family="paragraph" style:default-outline-level="">
      <style:paragraph-properties fo:margin-left="0cm" fo:margin-right="0cm" fo:margin-top="0cm" fo:margin-bottom="0.452cm" loext:contextual-spacing="false" fo:text-align="start" style:justify-single-word="false" fo:orphans="2" fo:widows="2" fo:text-indent="0cm" style:auto-text-indent="false" style:writing-mode="lr-tb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Luxi Sans" style:font-family-asian="'Luxi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NA_7e_LT_7e_Gliederung_20_2" style:display-name="DNA~LT~Gliederung 2" style:family="paragraph" style:parent-style-name="DNA_7e_LT_7e_Gliederung_20_1" style:default-outline-level="">
      <style:paragraph-properties fo:margin-left="0cm" fo:margin-right="0cm" fo:margin-top="0cm" fo:margin-bottom="0.362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NA_7e_LT_7e_Gliederung_20_3" style:display-name="DNA~LT~Gliederung 3" style:family="paragraph" style:parent-style-name="DNA_7e_LT_7e_Gliederung_20_2" style:default-outline-level="">
      <style:paragraph-properties fo:margin-left="0cm" fo:margin-right="0cm" fo:margin-top="0cm" fo:margin-bottom="0.27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NA_7e_LT_7e_Gliederung_20_4" style:display-name="DNA~LT~Gliederung 4" style:family="paragraph" style:parent-style-name="DNA_7e_LT_7e_Gliederung_20_3" style:default-outline-level="">
      <style:paragraph-properties fo:margin-left="0cm" fo:margin-right="0cm" fo:margin-top="0cm" fo:margin-bottom="0.178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5" style:display-name="DNA~LT~Gliederung 5" style:family="paragraph" style:parent-style-name="DNA_7e_LT_7e_Gliederung_20_4" style:default-outline-level="">
      <style:paragraph-properties fo:margin-left="0cm" fo:margin-right="0cm" fo:margin-top="0cm" fo:margin-bottom="0.088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6" style:display-name="DNA~LT~Gliederung 6" style:family="paragraph" style:parent-style-name="DNA_7e_LT_7e_Gliederung_20_5" style:default-outline-level="">
      <style:paragraph-properties fo:margin-left="0cm" fo:margin-right="0cm" fo:margin-top="0cm" fo:margin-bottom="0.088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7" style:display-name="DNA~LT~Gliederung 7" style:family="paragraph" style:parent-style-name="DNA_7e_LT_7e_Gliederung_20_6" style:default-outline-level="">
      <style:paragraph-properties fo:margin-left="0cm" fo:margin-right="0cm" fo:margin-top="0cm" fo:margin-bottom="0.088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8" style:display-name="DNA~LT~Gliederung 8" style:family="paragraph" style:parent-style-name="DNA_7e_LT_7e_Gliederung_20_7" style:default-outline-level="">
      <style:paragraph-properties fo:margin-left="0cm" fo:margin-right="0cm" fo:margin-top="0cm" fo:margin-bottom="0.088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9" style:display-name="DNA~LT~Gliederung 9" style:family="paragraph" style:parent-style-name="DNA_7e_LT_7e_Gliederung_20_8" style:default-outline-level="">
      <style:paragraph-properties fo:margin-left="0cm" fo:margin-right="0cm" fo:margin-top="0cm" fo:margin-bottom="0.088cm" loext:contextual-spacing="false" fo:text-indent="0cm" style:auto-text-indent="false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Titel" style:display-name="DNA~LT~Titel" style:family="paragraph" style:default-outline-level="">
      <style:paragraph-properties fo:text-align="center" style:justify-single-word="false" fo:orphans="2" fo:widows="2" style:writing-mode="lr-tb"/>
      <style:text-properties fo:color="#050505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Luxi Sans" style:font-family-asian="'Luxi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NA_7e_LT_7e_Untertitel" style:display-name="DNA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Luxi Sans" style:font-family-asian="'Luxi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NA_7e_LT_7e_Notizen" style:display-name="DNA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5pt" fo:font-style="normal" fo:text-shadow="none" style:text-underline-style="none" fo:font-weight="normal" style:letter-kerning="true" style:font-name-asian="Luxi Sans" style:font-family-asian="'Luxi Sans'" style:font-family-generic-asian="system" style:font-pitch-asian="variable" style:font-size-asian="2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NA_7e_LT_7e_Hintergrundobjekte" style:display-name="DNA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Luxi Sans" style:font-family-asian="'Luxi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NA_7e_LT_7e_Hintergrund" style:display-name="DNA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Luxi Sans" style:font-family-asian="'Luxi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1T00:44:47.172855075</meta:creation-date>
    <dc:date>2017-08-02T02:19:33.833707806</dc:date>
    <meta:editing-duration>PT2H55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2" meta:paragraph-count="1" meta:word-count="0" meta:character-count="3" meta:non-whitespace-character-count="0"/>
  </office:meta>
</office:document-meta>
</file>